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e31" officeooo:paragraph-rsid="0015de31"/>
    </style:style>
    <style:style style:name="P2" style:family="paragraph" style:parent-style-name="Standard">
      <style:text-properties officeooo:rsid="00170e12" officeooo:paragraph-rsid="00170e12"/>
    </style:style>
    <style:style style:name="P3" style:family="paragraph" style:parent-style-name="Standard">
      <style:text-properties officeooo:rsid="00184c2f" officeooo:paragraph-rsid="00184c2f"/>
    </style:style>
    <style:style style:name="P4" style:family="paragraph" style:parent-style-name="Standard">
      <style:text-properties officeooo:rsid="00195953" officeooo:paragraph-rsid="00195953"/>
    </style:style>
    <style:style style:name="P5" style:family="paragraph" style:parent-style-name="Standard">
      <style:text-properties officeooo:rsid="001bdbce" officeooo:paragraph-rsid="001bdbce"/>
    </style:style>
    <style:style style:name="P6" style:family="paragraph" style:parent-style-name="Standard">
      <style:text-properties officeooo:rsid="001f91f9" officeooo:paragraph-rsid="001f91f9"/>
    </style:style>
    <style:style style:name="T1" style:family="text">
      <style:text-properties officeooo:rsid="00184c2f"/>
    </style:style>
    <style:style style:name="T2" style:family="text">
      <style:text-properties officeooo:rsid="00206f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clusions on Formulation tests</text:p>
      <text:p text:style-name="P1"/>
      <text:p text:style-name="P3">Distance</text:p>
      <text:p text:style-name="P1"/>
      <text:p text:style-name="P2">1A-2B: Idle distance decreases with increase in parcel %</text:p>
      <text:p text:style-name="P2">2B has the largest decrease (loser constraints)</text:p>
      <text:p text:style-name="P2"/>
      <text:p text:style-name="P2">Transportation of both parcel and passengers increases and passenger alone decreases (makes sense because the ratio of parcel increases)</text:p>
      <text:p text:style-name="P2"/>
      <text:p text:style-name="P5">For the combinations on which there are no parcels, <text:span text:style-name="T1">the </text:span>distance<text:span text:style-name="T1"> ratios </text:span>are equal to 0% parcel rate<text:span text:style-name="T1"> </text:span>for all transportation categories.</text:p>
      <text:p text:style-name="P2"/>
      <text:p text:style-name="P5">For the combinations on which there’s only one parcel, <text:span text:style-name="T1">the </text:span>distance<text:span text:style-name="T1"> ratios of 1A are equal to 1B and 2A are equal to 2B </text:span>for all transportation categories.</text:p>
      <text:p text:style-name="P2"/>
      <text:p text:style-name="P6">1A and 1B – Higher percentage of only passenger transportation. Slightly lower idle driving time on 1B. <text:span text:style-name="T2">Lowest on both transportation. Scenarios of highest idle transportation percentage.</text:span></text:p>
      <text:p text:style-name="P6"/>
      <text:p text:style-name="P6">2A and 2B – Higher percentage of both passenger and parcel transportation. Higher percentage of only parcel transportation compared to 1A and 1B.</text:p>
      <text:p text:style-name="P2"/>
      <text:p text:style-name="P2"/>
      <text:p text:style-name="P4">size 2 remains with no parcels</text:p>
      <text:p text:style-name="P4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17:40:09.529167198</meta:creation-date>
    <dc:date>2020-08-13T20:17:37.997808729</dc:date>
    <meta:editing-duration>PT12M4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10" meta:word-count="144" meta:character-count="929" meta:non-whitespace-character-count="793"/>
  </office:meta>
</office:document-meta>
</file>